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Segoe UI', Tahoma, sans-serif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Liberation Serif" svg:font-family="'Liberation Serif', 'Times New Roman'" style:font-family-generic="roman" style:font-pitch="variable"/>
    <style:font-face style:name="Mangal1" svg:font-family="Mangal, 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font-size="10pt" style:font-size-asian="10pt" style:font-size-complex="10pt"/>
    </style:style>
    <style:style style:name="P3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Header">
      <style:text-properties fo:font-size="10pt" style:font-size-asian="10pt" style:font-name-complex="Arial" style:font-size-complex="10pt"/>
    </style:style>
    <style:style style:name="P5" style:family="paragraph" style:parent-style-name="Header">
      <style:paragraph-properties fo:text-align="end" style:justify-single-word="false"/>
      <style:text-properties fo:font-size="10pt" style:font-size-asian="10pt" style:font-name-complex="Arial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/>
      <style:text-properties officeooo:paragraph-rsid="00201475"/>
    </style:style>
    <style:style style:name="P11" style:family="paragraph" style:parent-style-name="Standard">
      <style:text-properties style:font-name-complex="Arial"/>
    </style:style>
    <style:style style:name="P12" style:family="paragraph" style:parent-style-name="Standard">
      <style:paragraph-properties fo:line-height="150%"/>
      <style:text-properties style:font-name-complex="Arial"/>
    </style:style>
    <style:style style:name="P13" style:family="paragraph" style:parent-style-name="Standard">
      <style:paragraph-properties fo:line-height="150%" fo:text-align="center" style:justify-single-word="false"/>
      <style:text-properties style:font-name-complex="Arial"/>
    </style:style>
    <style:style style:name="P14" style:family="paragraph" style:parent-style-name="Standard">
      <style:paragraph-properties>
        <style:tab-stops>
          <style:tab-stop style:position="15.983cm" style:type="right" style:leader-style="dotted" style:leader-text="."/>
        </style:tab-stops>
      </style:paragraph-properties>
      <style:text-properties style:font-name-complex="Arial"/>
    </style:style>
    <style:style style:name="P15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line-height="150%"/>
      <style:text-properties fo:font-weight="bold" style:font-weight-asian="bold" style:font-name-complex="Arial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fo:background-color="#ffff00" style:font-weight-asian="bold" style:font-name-complex="Arial" style:font-weight-complex="bold"/>
    </style:style>
    <style:style style:name="P19" style:family="paragraph" style:parent-style-name="Standard">
      <style:paragraph-properties fo:line-height="150%" fo:text-align="center" style:justify-single-word="false">
        <style:tab-stops>
          <style:tab-stop style:position="15.983cm" style:type="right" style:leader-style="dotted" style:leader-text="."/>
        </style:tab-stops>
      </style:paragraph-properties>
      <style:text-properties fo:language="pt" fo:country="BR" fo:font-weight="bold" style:language-asian="pt" style:country-asian="BR" style:font-weight-asian="bold" style:font-name-complex="Arial" style:font-size-complex="10.5pt" style:font-weight-complex="bold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text-properties fo:color="#000000" style:font-name-complex="Arial"/>
    </style:style>
    <style:style style:name="P22" style:family="paragraph" style:parent-style-name="Standard">
      <style:paragraph-properties fo:text-align="start" style:justify-single-word="false"/>
      <style:text-properties fo:color="#000000" style:font-name-complex="Arial"/>
    </style:style>
    <style:style style:name="P23" style:family="paragraph" style:parent-style-name="Standard">
      <style:paragraph-properties fo:line-height="150%"/>
      <style:text-properties fo:color="#000000" style:font-name-complex="Arial"/>
    </style:style>
    <style:style style:name="P24" style:family="paragraph" style:parent-style-name="Standard">
      <style:paragraph-properties fo:line-height="150%" fo:text-align="start" style:justify-single-word="false"/>
      <style:text-properties fo:color="#000000" style:font-name-complex="Arial"/>
    </style:style>
    <style:style style:name="P25" style:family="paragraph" style:parent-style-name="Standard">
      <style:paragraph-properties fo:line-height="150%"/>
      <style:text-properties fo:color="#000000" fo:font-weight="bold" style:font-weight-asian="bold" style:font-name-complex="Arial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fo:font-weight="bold" style:font-weight-asian="bold" style:font-name-complex="Ari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ff3333" style:font-name-complex="Arial"/>
    </style:style>
    <style:style style:name="P28" style:family="paragraph" style:parent-style-name="Standard">
      <style:paragraph-properties fo:text-align="start" style:justify-single-word="false" fo:break-before="page"/>
      <style:text-properties fo:color="#ff3333" style:font-name-complex="Arial"/>
    </style:style>
    <style:style style:name="P29" style:family="paragraph" style:parent-style-name="Standard">
      <style:paragraph-properties fo:line-height="150%" fo:text-align="center" style:justify-single-word="false" fo:break-before="page"/>
    </style:style>
    <style:style style:name="P30" style:family="paragraph" style:parent-style-name="Standard">
      <style:paragraph-properties fo:text-align="center" style:justify-single-word="false" fo:break-before="page"/>
    </style:style>
    <style:style style:name="P31" style:family="paragraph" style:parent-style-name="Standard">
      <style:paragraph-properties fo:margin-left="0cm" fo:margin-right="0cm" fo:line-height="150%" fo:text-indent="1.251cm" style:auto-text-indent="false"/>
      <style:text-properties style:font-name-complex="Arial"/>
    </style:style>
    <style:style style:name="P32" style:family="paragraph" style:parent-style-name="Standard">
      <style:paragraph-properties fo:margin-left="0cm" fo:margin-right="0cm" fo:line-height="150%" fo:text-indent="1.251cm" style:auto-text-indent="false"/>
      <style:text-properties officeooo:paragraph-rsid="00201475" style:font-name-complex="Arial"/>
    </style:style>
    <style:style style:name="P33" style:family="paragraph" style:parent-style-name="Standard">
      <style:paragraph-properties fo:margin-left="0cm" fo:margin-right="0cm" fo:line-height="150%" fo:text-indent="1.251cm" style:auto-text-indent="false"/>
      <style:text-properties officeooo:paragraph-rsid="00275ea5" style:font-name-complex="Ari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weight="bold" style:font-weight-asian="bold" style:font-name-complex="Arial" style:font-weight-complex="bold"/>
    </style:style>
    <style:style style:name="P35" style:family="paragraph" style:parent-style-name="Standard">
      <style:paragraph-properties fo:margin-left="0cm" fo:margin-right="0cm" fo:line-height="150%" fo:text-indent="1.251cm" style:auto-text-indent="false"/>
      <style:text-properties fo:color="#000000" style:font-name-complex="Arial"/>
    </style:style>
    <style:style style:name="P36" style:family="paragraph" style:parent-style-name="Standard">
      <style:paragraph-properties fo:margin-left="0cm" fo:margin-right="0cm" fo:line-height="150%" fo:text-indent="1.251cm" style:auto-text-indent="false"/>
      <style:text-properties officeooo:paragraph-rsid="00201475"/>
    </style:style>
    <style:style style:name="P37" style:family="paragraph" style:parent-style-name="Standard">
      <style:paragraph-properties fo:margin-left="0cm" fo:margin-right="0cm" fo:line-height="150%" fo:text-indent="1.251cm" style:auto-text-indent="false"/>
      <style:text-properties officeooo:paragraph-rsid="00209d17"/>
    </style:style>
    <style:style style:name="P38" style:family="paragraph" style:parent-style-name="Título6">
      <style:text-properties fo:color="#000000" fo:font-weight="normal" style:font-weight-asian="normal" style:font-name-complex="Arial" style:font-weight-complex="normal"/>
    </style:style>
    <style:style style:name="P39" style:family="paragraph" style:parent-style-name="Título6">
      <style:text-properties fo:color="#000000" fo:font-weight="normal" style:font-weight-asian="normal" style:font-weight-complex="normal"/>
    </style:style>
    <style:style style:name="P40" style:family="paragraph" style:parent-style-name="Standard">
      <style:paragraph-properties fo:margin-left="8.999cm" fo:margin-right="0cm" fo:text-indent="0cm" style:auto-text-indent="false">
        <style:tab-stops/>
      </style:paragraph-properties>
      <style:text-properties style:font-name-complex="Arial"/>
    </style:style>
    <style:style style:name="P41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line-height="150%" fo:text-align="center" style:justify-single-word="false"/>
      <style:text-properties style:font-name-complex="Arial"/>
    </style:style>
    <style:style style:name="P45" style:family="paragraph" style:parent-style-name="Standard">
      <style:paragraph-properties fo:line-height="150%" fo:text-align="center" style:justify-single-word="false"/>
      <style:text-properties officeooo:paragraph-rsid="002c9f07" style:font-name-complex="Arial"/>
    </style:style>
    <style:style style:name="P46" style:family="paragraph" style:parent-style-name="Standard">
      <style:paragraph-properties fo:line-height="150%" fo:text-align="center" style:justify-single-word="false"/>
      <style:text-properties officeooo:paragraph-rsid="002d4bdf" style:font-name-complex="Arial"/>
    </style:style>
    <style:style style:name="P47" style:family="paragraph" style:parent-style-name="Standard">
      <style:paragraph-properties fo:line-height="150%" fo:text-align="center" style:justify-single-word="false"/>
      <style:text-properties officeooo:rsid="002c9f07" officeooo:paragraph-rsid="002c9f07" style:font-name-complex="Arial"/>
    </style:style>
    <style:style style:name="P48" style:family="paragraph" style:parent-style-name="Standard">
      <style:paragraph-properties fo:line-height="150%" fo:text-align="center" style:justify-single-word="false"/>
      <style:text-properties officeooo:rsid="002d4bdf" officeooo:paragraph-rsid="002d4bdf" style:font-name-complex="Arial"/>
    </style:style>
    <style:style style:name="P49" style:family="paragraph" style:parent-style-name="Standard">
      <style:paragraph-properties fo:line-height="150%" fo:text-align="center" style:justify-single-word="false"/>
      <style:text-properties fo:font-weight="bold" style:font-weight-asian="bold" style:font-name-complex="Arial" style:font-weight-complex="bold"/>
    </style:style>
    <style:style style:name="P50" style:family="paragraph" style:parent-style-name="Standard">
      <style:text-properties officeooo:rsid="00289807"/>
    </style:style>
    <style:style style:name="P51" style:family="paragraph" style:parent-style-name="Standard">
      <style:paragraph-properties fo:text-align="start" style:justify-single-word="false"/>
    </style:style>
    <style:style style:name="P52" style:family="paragraph" style:parent-style-name="Standard">
      <style:paragraph-properties fo:text-align="start" style:justify-single-word="false"/>
      <style:text-properties officeooo:paragraph-rsid="003a17c3"/>
    </style:style>
    <style:style style:name="P53" style:family="paragraph" style:parent-style-name="Standard">
      <style:paragraph-properties fo:text-align="start" style:justify-single-word="false"/>
      <style:text-properties officeooo:rsid="00303ab9" officeooo:paragraph-rsid="00303ab9"/>
    </style:style>
    <style:style style:name="P54" style:family="paragraph" style:parent-style-name="Standard" style:master-page-name="Standard">
      <style:paragraph-properties fo:line-height="150%" fo:text-align="center" style:justify-single-word="false" style:page-number="15"/>
      <style:text-properties style:font-name-complex="Arial"/>
    </style:style>
    <style:style style:name="P55" style:family="paragraph" style:parent-style-name="Standard">
      <style:paragraph-properties fo:line-height="150%" fo:text-align="center" style:justify-single-word="false" fo:break-before="page"/>
      <style:text-properties fo:font-weight="bold" officeooo:rsid="0020bbfe" officeooo:paragraph-rsid="0020bbfe" style:font-weight-asian="bold" style:font-name-complex="Arial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rsid="00275ea5" officeooo:paragraph-rsid="00275ea5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weight="bold" officeooo:rsid="00275ea5" officeooo:paragraph-rsid="00275ea5" style:font-weight-asian="bold" style:font-weight-complex="bold"/>
    </style:style>
    <style:style style:name="P58" style:family="paragraph" style:parent-style-name="Standard">
      <style:paragraph-properties fo:margin-left="0cm" fo:margin-right="0cm" fo:text-indent="0cm" style:auto-text-indent="false" fo:break-before="page"/>
      <style:text-properties fo:font-weight="bold" officeooo:rsid="00275ea5" officeooo:paragraph-rsid="00275ea5" style:font-weight-asian="bold" style:font-weight-complex="bold"/>
    </style:style>
    <style:style style:name="P59" style:family="paragraph" style:parent-style-name="Standard">
      <style:paragraph-properties fo:margin-left="0cm" fo:margin-right="0cm" fo:text-indent="1.251cm" style:auto-text-indent="false"/>
      <style:text-properties officeooo:rsid="00289807"/>
    </style:style>
    <style:style style:name="P60" style:family="paragraph" style:parent-style-name="Standard">
      <style:paragraph-properties fo:margin-left="0cm" fo:margin-right="0cm" fo:text-indent="1.251cm" style:auto-text-indent="false"/>
      <style:text-properties officeooo:rsid="00289807" officeooo:paragraph-rsid="00275ea5"/>
    </style:style>
    <style:style style:name="P61" style:family="paragraph" style:parent-style-name="Standard">
      <style:paragraph-properties fo:margin-left="0cm" fo:margin-right="0cm" fo:line-height="150%" fo:text-indent="1.251cm" style:auto-text-indent="false"/>
      <style:text-properties officeooo:rsid="002e52bc" officeooo:paragraph-rsid="002e52bc" style:font-name-complex="Arial"/>
    </style:style>
    <style:style style:name="P62" style:family="paragraph" style:parent-style-name="Standard">
      <style:paragraph-properties fo:margin-left="0cm" fo:margin-right="0cm" fo:line-height="150%" fo:text-indent="1.251cm" style:auto-text-indent="false"/>
      <style:text-properties officeooo:rsid="0032712d" officeooo:paragraph-rsid="0032712d" style:font-name-complex="Arial"/>
    </style:style>
    <style:style style:name="P63" style:family="paragraph" style:parent-style-name="Standard">
      <style:paragraph-properties fo:margin-left="0cm" fo:margin-right="0cm" fo:line-height="150%" fo:text-indent="1.251cm" style:auto-text-indent="false"/>
      <style:text-properties officeooo:rsid="00380995" officeooo:paragraph-rsid="003c4a0c" style:font-name-complex="Arial"/>
    </style:style>
    <style:style style:name="P64" style:family="paragraph" style:parent-style-name="Standard">
      <style:paragraph-properties fo:margin-left="0cm" fo:margin-right="0cm" fo:line-height="150%" fo:text-indent="1.251cm" style:auto-text-indent="false"/>
      <style:text-properties officeooo:rsid="003e396c" officeooo:paragraph-rsid="003e396c" style:font-name-complex="Arial"/>
    </style:style>
    <style:style style:name="P65" style:family="paragraph" style:parent-style-name="Standard">
      <style:paragraph-properties fo:margin-left="0cm" fo:margin-right="0cm" fo:line-height="150%" fo:text-indent="1.251cm" style:auto-text-indent="false"/>
      <style:text-properties fo:color="#ce181e" style:font-name-complex="Arial"/>
    </style:style>
    <style:style style:name="P66" style:family="paragraph" style:parent-style-name="Heading_20_1" style:list-style-name="">
      <style:paragraph-properties fo:text-align="justify" style:justify-single-word="false" fo:orphans="0" fo:widows="0" fo:hyphenation-ladder-count="no-limit"/>
      <style:text-properties officeooo:paragraph-rsid="00275ea5" fo:hyphenate="false" fo:hyphenation-remain-char-count="2" fo:hyphenation-push-char-count="2"/>
    </style:style>
    <style:style style:name="P67" style:family="paragraph" style:parent-style-name="Heading_20_1" style:master-page-name="Converter_20_1">
      <style:paragraph-properties fo:line-height="150%" style:page-number="7"/>
    </style:style>
    <style:style style:name="P68" style:family="paragraph" style:parent-style-name="Heading_20_1" style:master-page-name="Converter_20_1">
      <style:paragraph-properties style:page-number="auto"/>
    </style:style>
    <style:style style:name="P69" style:family="paragraph" style:parent-style-name="Heading_20_1">
      <style:paragraph-properties fo:break-before="page"/>
      <style:text-properties officeooo:paragraph-rsid="00275ea5"/>
    </style:style>
    <style:style style:name="P70" style:family="paragraph" style:parent-style-name="Heading_20_1">
      <style:paragraph-properties fo:text-align="center" style:justify-single-word="false" fo:break-before="page"/>
    </style:style>
    <style:style style:name="P71" style:family="paragraph" style:parent-style-name="Heading_20_1" style:list-style-name="">
      <style:paragraph-properties fo:margin-left="0cm" fo:margin-right="0cm" fo:text-align="justify" style:justify-single-word="false" fo:orphans="0" fo:widows="0" fo:hyphenation-ladder-count="no-limit" fo:text-indent="0cm" style:auto-text-indent="false"/>
      <style:text-properties officeooo:rsid="00275ea5" officeooo:paragraph-rsid="00275ea5" fo:hyphenate="false" fo:hyphenation-remain-char-count="2" fo:hyphenation-push-char-count="2"/>
    </style:style>
    <style:style style:name="P72" style:family="paragraph" style:parent-style-name="Heading_20_1">
      <style:paragraph-properties fo:margin-left="0cm" fo:margin-right="0cm" fo:text-indent="0cm" style:auto-text-indent="false" fo:break-before="page"/>
      <style:text-properties officeooo:rsid="00275ea5" officeooo:paragraph-rsid="00275ea5"/>
    </style:style>
    <style:style style:name="P73" style:family="paragraph" style:parent-style-name="Heading_20_2">
      <style:text-properties officeooo:rsid="00209d17"/>
    </style:style>
    <style:style style:name="P74" style:family="paragraph" style:parent-style-name="Unipampa_20_-_20_Título_20_de_20_Capítulo">
      <style:paragraph-properties fo:margin-top="0cm" fo:margin-bottom="0cm" loext:contextual-spacing="false" fo:line-height="150%" fo:break-before="page"/>
      <style:text-properties fo:font-size="12pt" fo:font-weight="bold" style:font-size-asian="12pt" style:font-weight-asian="bold" style:font-size-complex="12pt"/>
    </style:style>
    <style:style style:name="P75" style:family="paragraph" style:parent-style-name="Header">
      <style:paragraph-properties fo:text-align="end" style:justify-single-word="false"/>
      <style:text-properties fo:font-size="10pt" style:font-size-asian="10pt" style:font-name-complex="Arial" style:font-size-complex="10pt"/>
    </style:style>
    <style:style style:name="P76" style:family="paragraph" style:parent-style-name="Quotations">
      <loext:graphic-properties draw:fill="none"/>
      <style:paragraph-properties fo:margin-left="4.001cm" fo:margin-right="1cm" fo:margin-top="0cm" fo:margin-bottom="0.499cm" loext:contextual-spacing="false" fo:text-align="justify" style:justify-single-word="false" fo:orphans="0" fo:widows="0" fo:hyphenation-ladder-count="no-limit" fo:text-indent="0cm" style:auto-text-indent="false" fo:background-color="transparent" style:writing-mode="lr-tb"/>
      <style:text-properties fo:hyphenate="false" fo:hyphenation-remain-char-count="2" fo:hyphenation-push-char-count="2"/>
    </style:style>
    <style:style style:name="P77" style:family="paragraph">
      <style:paragraph-properties fo:text-align="start" style:punctuation-wrap="simple" style:writing-mode="lr-tb"/>
    </style:style>
    <style:style style:name="T1" style:family="text">
      <style:text-properties text:display="true"/>
    </style:style>
    <style:style style:name="T2" style:family="text">
      <style:text-properties fo:font-weight="bold" style:font-weight-asian="bold" style:font-name-complex="Ari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3333" style:font-name-complex="Arial"/>
    </style:style>
    <style:style style:name="T5" style:family="text">
      <style:text-properties fo:color="#ff3333" fo:font-weight="bold" style:font-weight-asian="bold" style:font-name-complex="Arial"/>
    </style:style>
    <style:style style:name="T6" style:family="text">
      <style:text-properties fo:color="#ff3333" fo:font-weight="bold" style:font-weight-asian="bold" style:font-name-complex="Arial" style:font-weight-complex="bold"/>
    </style:style>
    <style:style style:name="T7" style:family="text">
      <style:text-properties fo:color="#000000" style:font-name-complex="Arial"/>
    </style:style>
    <style:style style:name="T8" style:family="text">
      <style:text-properties fo:color="#000000" officeooo:rsid="003a17c3" style:font-name-complex="Arial"/>
    </style:style>
    <style:style style:name="T9" style:family="text">
      <style:text-properties fo:color="#000000" fo:font-weight="bold" style:font-weight-asian="bold" style:font-name-complex="Arial" style:font-weight-complex="bold"/>
    </style:style>
    <style:style style:name="T10" style:family="text">
      <style:text-properties officeooo:rsid="001eb375"/>
    </style:style>
    <style:style style:name="T11" style:family="text">
      <style:text-properties officeooo:rsid="00201475"/>
    </style:style>
    <style:style style:name="T12" style:family="text">
      <style:text-properties officeooo:rsid="00209d17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3cf88" style:font-style-asian="italic" style:font-style-complex="italic"/>
    </style:style>
    <style:style style:name="T15" style:family="text">
      <style:text-properties officeooo:rsid="0020bbfe"/>
    </style:style>
    <style:style style:name="T16" style:family="text">
      <style:text-properties officeooo:rsid="0024f894"/>
    </style:style>
    <style:style style:name="T17" style:family="text">
      <style:text-properties officeooo:rsid="00289807"/>
    </style:style>
    <style:style style:name="T18" style:family="text">
      <style:text-properties officeooo:rsid="0028d504"/>
    </style:style>
    <style:style style:name="T19" style:family="text">
      <style:text-properties officeooo:rsid="002a3430"/>
    </style:style>
    <style:style style:name="T20" style:family="text">
      <style:text-properties officeooo:rsid="002c9f07"/>
    </style:style>
    <style:style style:name="T21" style:family="text">
      <style:text-properties officeooo:rsid="002d4bdf"/>
    </style:style>
    <style:style style:name="T22" style:family="text">
      <style:text-properties officeooo:rsid="0032712d"/>
    </style:style>
    <style:style style:name="T23" style:family="text">
      <style:text-properties officeooo:rsid="0033cf88"/>
    </style:style>
    <style:style style:name="T24" style:family="text">
      <style:text-properties officeooo:rsid="003961a4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officeooo:rsid="00373710" style:font-size-asian="10pt" style:font-size-complex="10pt"/>
    </style:style>
    <style:style style:name="T27" style:family="text">
      <style:text-properties style:use-window-font-color="true" style:font-name="Liberation Serif" fo:font-size="10pt" fo:language="pt" fo:country="BR" style:letter-kerning="true" style:font-name-asian="SimSun1" style:font-size-asian="10pt" style:language-asian="zh" style:country-asian="CN" style:font-name-complex="Liberation Serif" style:font-size-complex="12pt" style:language-complex="hi" style:country-complex="IN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Quadro"/>
      </text:sequence-decls>
      <text:p text:style-name="P54">INSTITUTO FEDERAL DE SANTA CATARINA</text:p>
      <text:p text:style-name="P13"/>
      <text:p text:style-name="P13"/>
      <text:p text:style-name="P13"/>
      <text:p text:style-name="P13"/>
      <text:p text:style-name="P47">ÉRICA PORTO ZANELLA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7">LAUNCHER PARA IDOSO PARA SMARTFONE ANDROID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20">Gaspar-SC</text:span></text:p>
      <text:p text:style-name="P47">201<text:span text:style-name="T21">9</text:span></text:p>
      <text:p text:style-name="P13"/>
      <text:p text:style-name="P13"><text:soft-page-break/><text:span text:style-name="T20">ÉRICA PORTO ZANELLA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5"><text:span text:style-name="T20">LAUNCHER PARA IDOSO PARA SMARTFONE ANDROID</text:span></text:p>
      <text:p text:style-name="P13"/>
      <text:p text:style-name="P13"/>
      <text:p text:style-name="P13"/>
      <text:p text:style-name="P13"/>
      <text:p text:style-name="P40"><text:span text:style-name="T20">Trabalho de Conclusão de Curso apresentado </text:span>ao <text:span text:style-name="T10">Curso Superior de <text:s/>Tecnologia em Análise e Desenvolvimento de Sistemas do Instituto Federal de Santa Catarina como requisito parcial para aprovação na unidade curricular de Trabalho de Conclusão de Curso I.</text:span></text:p>
      <text:p text:style-name="P40"/>
      <text:p text:style-name="P40">Orientador: <text:span text:style-name="T20">Romulo de A. Beninca, Me. </text:span></text:p>
      <text:p text:style-name="P13"/>
      <text:p text:style-name="P12"/>
      <text:p text:style-name="P12"/>
      <text:p text:style-name="P12"/>
      <text:p text:style-name="P12"/>
      <text:p text:style-name="P13"/>
      <text:p text:style-name="P13"/>
      <text:p text:style-name="P46"><text:span text:style-name="T21">Gaspar-SC</text:span></text:p>
      <text:p text:style-name="P48">2019</text:p>
      <text:p text:style-name="P74">RESUMO</text:p>
      <text:p text:style-name="P15"/>
      <text:p text:style-name="Unipampa_20_-_20_Parágrafo_20_do_20_Resumo">Deve-se ressaltar de forma clara e sintética a natureza e o objetivo do trabalho, o <text:s/>método que foi empregado, os resultados e as conclusões mais importantes, seu <text:s/>valor e originalidade. O resumo deve conter apenas um parágrafo com no mínimo 150 e no máximo 500 palavras.</text:p>
      <text:p text:style-name="Unipampa_20_-_20_Parágrafo_20_do_20_Resumo"/>
      <text:p text:style-name="P12">Palavras-Chave: mínimo três, máximo cinco, separadas por ponto final e iniciadas com letra maiúscula.</text:p>
      <text:p text:style-name="P8"/>
      <text:p text:style-name="P8"/>
      <text:p text:style-name="P9"/>
      <text:p text:style-name="P29"><text:span text:style-name="T2">LISTA DE FIGURAS</text:span><text:span text:style-name="T1"><office:annotation><dc:creator>Autor</dc:creator><dc:date>0000-00-00T00:00:00</dc:date><text:p text:style-name="P77"><text:span text:style-name="T27">Somente deve aparecer em trabalhos com número de </text:span></text:p><text:p text:style-name="P77"><text:span text:style-name="T27">figuras <text:s/>(desenhos, <text:s/>esquemas, <text:s/>fluxogramas, <text:s/>fotografias, <text:s/>gráficos, <text:s/>mapas, </text:span></text:p><text:p text:style-name="P77"><text:span text:style-name="T27">plantas ou quadros) igual ou superior a cinco. Quando esse número for inferior </text:span></text:p><text:p text:style-name="P77"><text:span text:style-name="T27">a cinco, a lista de ilustrações é opcional. </text:span></text:p></office:annotation></text:span></text:p>
      <text:p text:style-name="P17"/>
      <text:illustration-index text:style-name="Sect1" text:name="Índice de ilustrações1">
        <text:illustration-index-source text:caption-sequence-name="FIGURA" text:caption-sequence-format="text">
          <text:index-title-template text:style-name="Illustration_20_Index_20_Heading"/>
          <text:illustration-index-entry-template text:style-name="Contents_20_1">
            <text:index-entry-text/>
            <text:index-entry-tab-stop style:type="right" style:leader-char="."/>
            <text:index-entry-page-number/>
            <text:index-entry-tab-stop style:type="left" style:position="15.983cm" style:leader-char="." style:with-tab="false"/>
          </text:illustration-index-entry-template>
        </text:illustration-index-source>
        <text:index-body>
          <text:p text:style-name="Text_20_body"/>
        </text:index-body>
      </text:illustration-index>
      <text:p text:style-name="P19"/>
      <text:p text:style-name="P17"/>
      <text:p text:style-name="Standard"/>
      <text:p text:style-name="P30"><text:span text:style-name="T2">LISTA DE TABELAS </text:span><text:span text:style-name="T1"><office:annotation><dc:creator>Autor</dc:creator><dc:date>0000-00-00T00:00:00</dc:date><text:p text:style-name="P77"><text:span text:style-name="T27"><text:s/></text:span><text:span text:style-name="T27">Somente deve aparecer em trabalhos com cinco ou mais </text:span></text:p><text:p text:style-name="P77"><text:span text:style-name="T27">tabelas (quando inferior a cinco é opcional). </text:span></text:p></office:annotation></text:span></text:p>
      <text:p text:style-name="P18"/>
      <text:illustration-index text:style-name="Sect1" text:name="Índice de ilustrações2">
        <text:illustration-index-source text:caption-sequence-name="QUADRO" text:caption-sequence-format="text">
          <text:index-title-template text:style-name="Illustration_20_Index_20_Heading"/>
          <text:illustration-index-entry-template text:style-name="Contents_20_1">
            <text:index-entry-text/>
            <text:index-entry-tab-stop style:type="right" style:leader-char="."/>
            <text:index-entry-page-number/>
            <text:index-entry-tab-stop style:type="left" style:position="15.983cm" style:leader-char="." style:with-tab="false"/>
          </text:illustration-index-entry-template>
        </text:illustration-index-source>
        <text:index-body>
          <text:p text:style-name="Text_20_body"/>
        </text:index-body>
      </text:illustration-index>
      <text:section text:style-name="Sect2" text:name="Seção1">
        <text:p text:style-name="P14"/>
        <text:p text:style-name="P49"/>
        <text:p text:style-name="P29"><text:span text:style-name="T2">LISTA DE ABREVIATURAS E SIGLAS</text:span><text:span text:style-name="T1"><office:annotation><dc:creator>Autor</dc:creator><dc:date>0000-00-00T00:00:00</dc:date><text:p text:style-name="P77"><text:span text:style-name="T27">Consiste <text:s/>na <text:s/>relação <text:s/>alfabética <text:s/>das </text:span></text:p><text:p text:style-name="P77"><text:span text:style-name="T27">abreviaturas e siglas utilizadas no texto, seguidas das palavras ou expressões </text:span></text:p><text:p text:style-name="P77"><text:span text:style-name="T27">correspondentes grafadas por extenso. Somente deve aparecer no trabalho </text:span></text:p><text:p text:style-name="P77"><text:span text:style-name="T27">se tiver um número de siglas igual ou superior a cinco (quando inferior a cinco </text:span></text:p><text:p text:style-name="P77"><text:span text:style-name="T27">é opcional).</text:span></text:p></office:annotation></text:span></text:p>
        <text:p text:style-name="P12"/>
        <text:p text:style-name="P12">ABNT – Associação Brasileira de Normas Técnicas</text:p>
        <text:p text:style-name="P12">IBGE – Instituto Brasileiro de Geografia e Estatística</text:p>
        <text:p text:style-name="P12">IFSC – Instituto Federal de Santa Catar<text:span text:style-name="T15">arina</text:span></text:p>
        <text:p text:style-name="P11"/>
        <text:p text:style-name="P11"/>
        <text:p text:style-name="P11"/>
        <text:p text:style-name="P55">SUMÁRIO</text:p>
        <text:p text:style-name="P11"/>
        <text:table-of-content text:style-name="Sect1" text:protected="true" text:name="Sumário1">
          <text:table-of-content-source text:outline-level="10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43"><text:a xlink:type="simple" xlink:href="#__RefHeading__22_727197716" text:style-name="Index_20_Link" text:visited-style-name="Index_20_Link">1 INTRODUÇÃO<text:tab/>7</text:a></text:p>
            <text:p text:style-name="P41"><text:a xlink:type="simple" xlink:href="#__RefHeading___Toc461101067" text:style-name="Index_20_Link" text:visited-style-name="Index_20_Link">1.1 Objetivos<text:tab/>7</text:a></text:p>
            <text:p text:style-name="P42"><text:a xlink:type="simple" xlink:href="#__RefHeading___Toc461101068" text:style-name="Index_20_Link" text:visited-style-name="Index_20_Link">1.1.1 Objetivo geral<text:tab/>7</text:a></text:p>
            <text:p text:style-name="P42"><text:a xlink:type="simple" xlink:href="#__RefHeading___Toc461101069" text:style-name="Index_20_Link" text:visited-style-name="Index_20_Link">1.1.2 Objetivo específico<text:tab/>7</text:a></text:p>
            <text:p text:style-name="P41"><text:a xlink:type="simple" xlink:href="#__RefHeading__2919_1360290771" text:style-name="Index_20_Link" text:visited-style-name="Index_20_Link">1.2 Justificativa<text:tab/>8</text:a></text:p>
            <text:p text:style-name="P43"><text:a xlink:type="simple" xlink:href="#__RefHeading__24_727197716" text:style-name="Index_20_Link" text:visited-style-name="Index_20_Link">2 FUNDAMENTAÇÃO TEÓRICA<text:tab/>9</text:a></text:p>
            <text:p text:style-name="P43"><text:a xlink:type="simple" xlink:href="#__RefHeading__26_727197716" text:style-name="Index_20_Link" text:visited-style-name="Index_20_Link">3 MATERIAIS E MÉTODOS<text:tab/>10</text:a></text:p>
            <text:p text:style-name="P43"><text:a xlink:type="simple" xlink:href="#__RefHeading__4802_1360290771" text:style-name="Index_20_Link" text:visited-style-name="Index_20_Link">4 RESULTADOS ESPERADOS<text:tab/>11</text:a></text:p>
            <text:p text:style-name="P43"><text:a xlink:type="simple" xlink:href="#__RefHeading__32_727197716" text:style-name="Index_20_Link" text:visited-style-name="Index_20_Link">REFERÊNCIAS<text:tab/>13</text:a></text:p>
            <text:p text:style-name="P43"><text:a xlink:type="simple" xlink:href="#__RefHeading__34_727197716" text:style-name="Index_20_Link" text:visited-style-name="Index_20_Link">APÊNDICE A – Título do apêndice<text:tab/>15</text:a></text:p>
            <text:p text:style-name="P43"><text:a xlink:type="simple" xlink:href="#__RefHeading__36_727197716" text:style-name="Index_20_Link" text:visited-style-name="Index_20_Link">ANEXO A – Título do anexo<text:tab/>16</text:a></text:p>
          </text:index-body>
        </text:table-of-content>
        <text:p text:style-name="Standard"/>
      </text:section>
      <text:h text:style-name="P67" text:outline-level="1"><text:bookmark-start text:name="__RefHeading__22_727197716"/>1 INTRODUÇÃO<text:bookmark-end text:name="__RefHeading__22_727197716"/></text:h>
      <text:p text:style-name="Standard"/>
      <text:p text:style-name="P65">A introdução abre o trabalho propriamente dito. Tem a finalidade de apresentar os motivos que levaram o autor a realizar a pesquisa, o problema abordado, os objetivos e a justificativa. O objetivo principal da introdução é situar o leitor no <text:span text:style-name="T13">contexto da pesquisa</text:span>. O leitor deverá perceber claramente o que foi analisado, como e por que, as limitações encontradas, o alcance da investigação e suas bases teóricas gerais. Ela tem, acima de tudo, um caráter didático de apresentar o que foi investigado, levando-se em conta o leitor a que se destina e a finalidade do trabalho.</text:p>
      <text:p text:style-name="P65">Assim, na introdução contextualize o tema, delimite o assunto, apresente um rápido histórico do problema e das soluções porventura já apresentadas, com breve revisão crítica das investigações anteriores; faça referência às fontes de material, aos métodos seguidos, às teorias ou aos conceitos que embasam o desenvolvimento e a argumentação, às eventuais faltas de informação, ao instrumental utilizado.</text:p>
      <text:p text:style-name="P61"><text:span text:style-name="T22">Há </text:span>quase 20 anos no século XI, e falar que têm pessoas que ainda não tem um <text:span text:style-name="T22">smartfone</text:span> parece algo assustador. </text:p>
      <text:p text:style-name="P61">A população brasileira manteve a tendência de envelhecimento dos últimos anos e ganhou 4,8 milhões de idosos desde 2012, superando a marca dos 30,2 milhões em 2017, segundo a Pesquisa Nacional por Amostra de Domicílios Contínua – Características dos Moradores e Domicílios, pelo IBGE. <text:span text:style-name="T22">(PARADELLA).</text:span></text:p>
      <text:p text:style-name="P62">Essa parcela da população que vem crescendo, não só no Brasil, ainda não é uma geração digital. <text:span text:style-name="T23">Nasceram em uma época, na qual a maioria das casas não havia telefone ou televisão, eram dois artigos de luxo. Porém passaram por muitas mudanças durante sua jornada de vida. Viveram um governo militar, a mobilização do país e a redemocratização; vários planos econômicos, inflações e desvalorizações da moeda; as máquinas subsistirem muitos dos postos de trabalhos, novas profissões serem criadas, o campo trocar o cavalo por </text:span><text:span text:style-name="T14">drones;</text:span><text:span text:style-name="T23"> viu as indústrias brasileiras enriquecerem com a exportação e a China vender de tudo por aqui; popularização dos carros; a transformação dos meios de comunicação; a aceleração do ritmo de vida. </text:span></text:p>
      <text:p text:style-name="P63">A geração dos idosos apresentam dificuldades em entender a nova linguagem <text:s/>e em lidar com os avanços tecnológicos, <text:span text:style-name="T24">até mesmo nas questões mais básicas, </text:span><text:soft-page-break/><text:span text:style-name="T24">como o uso de eletrodomésticos, celulares e caixas eletrônicos. Todas essas mudanças podem tornar o idoso um elemento de exclusão social (Kachar, 2002).</text:span></text:p>
      <text:p text:style-name="P76"><text:span text:style-name="T25">Infelizmente, </text:span><text:span text:style-name="T26">a queixa familiar de muitas pessoas idosas de que sua memória “não é mais o que costumava ser”, em geral, é justificada. A memória diminui no idoso, e, embora algumas áreas continuem relativamente preservadas, a perceptiva <text:s/>é de declínio. Dessa forma, podemos observar que as habilidades de memória que não declinam fazem parte da inteligência sobre conhecimento de fatos e procedimentos. Costumam ocorrer problemas quando os sujeitos têm de processar informações novas e simultaneamente lidar com outras tarefas. Também ocorrem declínios na visão e na audição, afetando habilidades linguísticas. (VERONA, CUNHA, PIMENTA, BURITI, 2006, p. 190).</text:span></text:p>
      <text:p text:style-name="P63"><text:span text:style-name="T23">Além das pessoas da terceira idade, tem outros grupos de pessoas que também não utilizam-se da tecnologia do </text:span><text:span text:style-name="T14">smartfone</text:span><text:span text:style-name="T23"> para comunicar-se, são elas pessoas com baixo nível cognitivo e deficientes mentais.</text:span></text:p>
      <text:p text:style-name="P64">Este trabalho tem como objetivo realizar pesquisa para levantar os requisitos funcionas e não funcionais para diminuir as dificuldades de uso de um <text:span text:style-name="T13">smartfone</text:span> android para idosos, pessoas com baixo nível cognitivo e até deficientes mentais – dependendo do grau da deficiência, proporcionado uma melhor experiência de uso desta tecnologia.</text:p>
      <text:p text:style-name="P64">Pessoas não digitais além das limitações físicas e que muitas vezes não tem um poder aquisitivo grande, também preocupa-se com estragar o <text:span text:style-name="T13">smartfone</text:span> ao mexer indevidamente.</text:p>
      <text:p text:style-name="P64">Seria um aplicativo denominado <text:span text:style-name="T13">launcher</text:span> que tem uma interface toda aperfeiçoada para o uso do público mencionado. </text:p>
      <text:p text:style-name="P31"/>
      <text:p text:style-name="P31"/>
      <text:h text:style-name="Heading_20_2" text:outline-level="2"><text:bookmark-start text:name="__RefHeading___Toc461101067"/>1.1 Objetivos<text:bookmark-end text:name="__RefHeading___Toc461101067"/></text:h>
      <text:p text:style-name="P8"/>
      <text:p text:style-name="P36">Neste item deverá ser indicado claramente o que se deseja fazer, o que se pretende alcançar. É fundamental que estes objetivos sejam possíveis de serem atingidos. Geralmente se formula um objetivo geral articulando-o a outros objetivos mais específicos. Assim, pode-se dividi-los em <text:span text:style-name="T11">Geral e Específico.</text:span></text:p>
      <text:p text:style-name="P37">Atenção! Inicie a frase com um <text:span text:style-name="T12">verbo </text:span>no infinitivo, como: compreender, saber, avaliar, verificar, constatar, analisar, desenvolver, conhecer, entender, levantar, mapear, identificar</text:p>
      <text:p text:style-name="P8"/>
      <text:h text:style-name="Heading_20_3" text:outline-level="3"><text:bookmark-start text:name="__RefHeading___Toc461101068"/><text:soft-page-break/>1.1.1 Objetivo geral<text:bookmark-end text:name="__RefHeading___Toc461101068"/></text:h>
      <text:p text:style-name="P8"/>
      <text:p text:style-name="P36">Objetivo geral: procura-se determinar, com clareza e objetividade, o seu propósito com a realização da pesquisa. Um objetivo bem redigido explica o quê, com o quê (quem), por meio de quê, onde, quando sobre a pesquisa.</text:p>
      <text:p text:style-name="P8"/>
      <text:h text:style-name="Heading_20_3" text:outline-level="3"><text:bookmark-start text:name="__RefHeading___Toc461101069"/>1.1.2 Objetivo específico<text:bookmark-end text:name="__RefHeading___Toc461101069"/></text:h>
      <text:p text:style-name="P31"/>
      <text:p text:style-name="P32">Objetivos específicos: significa aprofundar as intenções expressas no objetivo geral. Assim, para elaborar os objetivos específicos deve-se: 1) detalhar o objetivo geral mostrando o que se pretende alcançar com a pesquisa; 2) tornar operacional o objetivo geral, indicando exatamente o que será realizado na pesquisa; </text:p>
      <text:p text:style-name="P31"/>
      <text:h text:style-name="P73" text:outline-level="2"><text:bookmark-start text:name="__RefHeading__2919_1360290771"/>1.2 Justificativa<text:bookmark-end text:name="__RefHeading__2919_1360290771"/></text:h>
      <text:p text:style-name="P10"/>
      <text:p text:style-name="P36">Justificativa: trata-se da relevância, o motivo pelo qual tal pesquisa deve ser realizada. Justifica-se aqui a escolha do tema, a delimitação feita e a relação que o pesquisador possui com ele. Procura-se demonstrar a legitimidade, a pertinência, o interesse e a capacidade do pesquisador em lidar com o referido tema. Deve-se fazer o mesmo em relação ao problema e à hipótese, mostrando a relevância científica do tema para o pesquisador. Deve-se fazer, então, nesta parte, a justificativa para o tema, para o problema e para a hipótese, nos termos em que foram formulados na fase de elaboração do projeto de pesquisa.</text:p>
      <text:p text:style-name="P10"/>
      <text:p text:style-name="P10"/>
      <text:h text:style-name="P68" text:outline-level="1"><text:bookmark-start text:name="__RefHeading__24_727197716"/>2 <text:span text:style-name="T16">FUNDAMENTAÇÃO TEÓRICA</text:span><text:bookmark-end text:name="__RefHeading__24_727197716"/></text:h>
      <text:p text:style-name="P16"/>
      <text:p text:style-name="P33"><text:span text:style-name="T19">xxx...</text:span></text:p>
      <text:h text:style-name="P66" text:outline-level="1"/>
      <text:h text:style-name="P69" text:outline-level="1"><text:bookmark-start text:name="__RefHeading__26_727197716"/>3 <text:span text:style-name="T16">MATERIAIS E MÉTODOS</text:span><text:bookmark-end text:name="__RefHeading__26_727197716"/></text:h>
      <text:p text:style-name="P16"/>
      <text:p text:style-name="P33"><text:span text:style-name="T17">xxx...</text:span></text:p>
      <text:h text:style-name="P71" text:outline-level="1"/>
      <text:h text:style-name="P72" text:outline-level="1"><text:bookmark-start text:name="__RefHeading__4802_1360290771"/>4 RESULTADOS ESPERADOS<text:bookmark-end text:name="__RefHeading__4802_1360290771"/></text:h>
      <text:p text:style-name="P56"/>
      <text:p text:style-name="P60">xxx...</text:p>
      <text:p text:style-name="P56"/>
      <text:p text:style-name="P57"/>
      <text:p text:style-name="P58">5 CRONOGRAMA</text:p>
      <text:p text:style-name="P50"/>
      <text:p text:style-name="P59">xxx...</text:p>
      <text:h text:style-name="P70" text:outline-level="1"><text:bookmark-start text:name="__RefHeading__32_727197716"/>REFERÊNCIAS<text:bookmark-end text:name="__RefHeading__32_727197716"/></text:h>
      <text:p text:style-name="P34"/>
      <text:p text:style-name="P31">Elemento <text:span text:style-name="T18">o</text:span>brigatório, constitui uma lista ordenada dos documentos efetivamente citados no texto (ASSOCIAÇÃO BRASILEIRA DE NORMAS TÉCNICAS, 2002b). Não devem ser referenciadas fontes que não foram citadas no texto. </text:p>
      <text:p text:style-name="P31"/>
      <text:p text:style-name="P20"><text:a xlink:type="simple" xlink:href="https://agenciadenoticias.ibge.gov.br/agencia-noticias/2012-agencia-de-noticias/noticias/20980-numero-de-idosos-cresce-18-em-5-anos-e-ultrapassa-30-milhoes-em-2017" text:style-name="Internet_20_link" text:visited-style-name="Visited_20_Internet_20_Link"><text:span text:style-name="T7">https://agenciadenoticias.ibge.gov.br/agencia-noticias/2012-agencia-de-noticias/noticias/20980-numero-de-idosos-cresce-18-em-5-anos-e-ultrapassa-30-milhoes-em-2017</text:span></text:a></text:p>
      <text:p text:style-name="P53"><text:span text:style-name="T7">Acessado: 27/02/2019 </text:span></text:p>
      <text:p text:style-name="P53"><text:span text:style-name="T7"/></text:p>
      <text:p text:style-name="P52"><text:span text:style-name="T8">Kachar, V. (2002). A terceira idade e a inclusão digital. Revista O mundo da saúde, 26(3), p. 376-381.</text:span></text:p>
      <text:p text:style-name="P20"><text:span text:style-name="T7"/></text:p>
      <text:p text:style-name="P20">VERONA, Silvana Marinaro; CUNHA, Cristiane da; PIMENTA, Gustavo Camps <text:s/>e <text:s/>BURITI, Marcelo de Almeida. Percepção do idoso em relação à Internet. Temas psicol. [online]. 2006, vol.14, n.2, pp. 189-197. ISSN 1413-389X. </text:p>
      <text:p text:style-name="P20"><text:span text:style-name="T7"/></text:p>
      <text:p text:style-name="P20"><text:span text:style-name="T7"/></text:p>
      <text:p text:style-name="P20"><text:span text:style-name="T7">ALMEIDA, Alcides Vieira de. </text:span><text:span text:style-name="T9">Dos aprendizes artífices ao Instituto Federal de Santa</text:span><text:span text:style-name="T1"><office:annotation><dc:creator>Autor</dc:creator><dc:date>0000-00-00T00:00:00</dc:date><text:p text:style-name="P77"><text:span text:style-name="T27">Livro</text:span></text:p></office:annotation></text:span><text:span text:style-name="T9"> Catarina</text:span><text:span text:style-name="T7">. Florianópolis: Publicações do IF-SC, 2010. <text:s/></text:span></text:p>
      <text:p text:style-name="P22"/>
      <text:p text:style-name="P20"><text:span text:style-name="T7">BRASIL. Lei 8.112, de 11 de dezembro de 1990. Dispõe sobre o regime jurídico dos</text:span><text:span text:style-name="T1"><office:annotation><dc:creator>Autor</dc:creator><dc:date>0000-00-00T00:00:00</dc:date><text:p text:style-name="P77"><text:span text:style-name="T27"><text:s/></text:span><text:span text:style-name="T27">Lei</text:span></text:p></office:annotation></text:span><text:span text:style-name="T7"> servidores públicos civis da União, das autarquias e das fundações públicas federais. Brasília, 1990. Legislação Federal. Disponível em: &lt;http://www.planalto.gov.br/CCIVIL_03/leis/L8112cons.htm&gt;. Acesso em: 15 jul. 2011. <text:s/></text:span></text:p>
      <text:p text:style-name="P22"/>
      <text:p text:style-name="P20"><text:span text:style-name="T7">BRUM, Isis. Estudante aprende 68% mais com bom professor. </text:span><text:span text:style-name="T9">O Estadão</text:span><text:span text:style-name="T7">, São</text:span><text:span text:style-name="T1"><office:annotation><dc:creator>Autor</dc:creator><dc:date>0000-00-00T00:00:00</dc:date><text:p text:style-name="P77"><text:span text:style-name="T27">Artigo de Jornal</text:span></text:p></office:annotation></text:span><text:span text:style-name="T7"> Paulo, 18 jul. 2011. Notícias. Disponível em: &lt;http://educacao.estadao.com.br/noticias/geral,estudante-aprende-68-mais-com-bom-professor,746352&gt;. Acesso em: 18 jul. 2011. </text:span></text:p>
      <text:p text:style-name="P22"/>
      <text:p text:style-name="P20"><text:span text:style-name="T7">CASTRO, Julia Soares Rosa. </text:span><text:span text:style-name="T9">Criatividade escolar</text:span><text:span text:style-name="T7">: relação entre tempo de</text:span><text:span text:style-name="T1"><office:annotation><dc:creator>Autor</dc:creator><dc:date>0000-00-00T00:00:00</dc:date><text:p text:style-name="P77"><text:span text:style-name="T27">Trabalho Acadêmico</text:span></text:p></office:annotation></text:span><text:span text:style-name="T7"> experiência docente e tipo de escola. 2007. 94 f. Dissertação (Mestrado em Psicologia) – Universidade de Brasília, Brasília, 2007. Disponível em: &lt;http://repositorio.unb.br/handle/10482/2704&gt;. Acesso em: 20 jul. 2011. </text:span></text:p>
      <text:p text:style-name="P22"/>
      <text:p text:style-name="P20"><text:span text:style-name="T7">FAQUETTI, Marouva Fallgatter; VANIN, Mariléia; BLATTMANN, Ursula.</text:span><text:span text:style-name="T1"><office:annotation><dc:creator>Autor</dc:creator><dc:date>0000-00-00T00:00:00</dc:date><text:p text:style-name="P77"><text:span text:style-name="T27">Trabalho Apresentado em Evento</text:span></text:p></office:annotation></text:span><text:span text:style-name="T7"> Apresentação de trabalhos escolares: a biblioteca no processo de aprendizagem. In: Congresso Brasileiro de Biblioteconomia, Documentação e Ciência da Informação, 21., </text:span><text:span text:style-name="T9">Anais... </text:span><text:span text:style-name="T7">2005, Curitiba, 2005. </text:span></text:p>
      <text:p text:style-name="P24"/>
      <text:p text:style-name="Standard">LAZARTE, Leonardo. Ecologia cognitiva na sociedade da informação. <text:span text:style-name="T3">Ciência da</text:span><text:span text:style-name="T1"><office:annotation><dc:creator>Autor</dc:creator><dc:date>0000-00-00T00:00:00</dc:date><text:p text:style-name="P77"><text:span text:style-name="T27">Artigo Científico</text:span></text:p></office:annotation></text:span><text:span text:style-name="T3"> Informação</text:span>, Brasília, v. 29, n. 2, p. 43-51, maio/ago. 2000. Disponível em: &lt;http://www.scielo.br/scielo.php?script=sci_arttext&amp;pid=S0100-<text:soft-page-break/>19652000000200006&gt;. Acesso em: 19 ago. 2009. </text:p>
      <text:p text:style-name="P21"/>
      <text:p text:style-name="P20"><text:span text:style-name="T7">KARNOPP, Lodenir Becker. Língua de sinais na educação de surdos. In: THOMA,</text:span><text:span text:style-name="T1"><office:annotation><dc:creator>Autor</dc:creator><dc:date>0000-00-00T00:00:00</dc:date><text:p text:style-name="P77"><text:span text:style-name="T27">Capítulo de Livro</text:span></text:p></office:annotation></text:span><text:span text:style-name="T7"> Adriana da Silva; LOPES, Maura Corcini (Org.). </text:span><text:span text:style-name="T9">A invenção da surdez:</text:span><text:span text:style-name="T7"> cultura, alteridade, identidade e diferença no campo da educação. Santa Cruz do Sul: Edunisc, 2005. p. 105-113. </text:span></text:p>
      <text:p text:style-name="P22"/>
      <text:p text:style-name="P20"><text:span text:style-name="T7">UNIVERSIDADE FEDERAL DE SANTA CATARINA. BIBLIOTECA</text:span><text:span text:style-name="T1"><office:annotation><dc:creator>Autor</dc:creator><dc:date>0000-00-00T00:00:00</dc:date><text:p text:style-name="P77"><text:span text:style-name="T27">Vídeo do Youtube</text:span></text:p></office:annotation></text:span><text:span text:style-name="T7"> CENTRAL. </text:span><text:span text:style-name="T9">Vídeoaula I</text:span><text:span text:style-name="T7">I: Portal Capes : busca rápida. Florianópolis, 2011. Disponível em: &lt;http://www.youtube.com/user/BIBLIOTECASUFSC&gt;. Acesso em: 23 jan. 2012. </text:span></text:p>
      <text:p text:style-name="P22"/>
      <text:p text:style-name="P27"/>
      <text:p text:style-name="P28">Para esclarecimentos sobre referências consultar:</text:p>
      <text:p text:style-name="P27"/>
      <text:p text:style-name="P20"><text:span text:style-name="T4">ASSOCIAÇÃO BRASILEIRA DE NORMAS TÉCNICAS. </text:span><text:span text:style-name="T5">NBR 6023</text:span><text:span text:style-name="T4">: referências. Rio de Janeiro, 2002. 24 p. </text:span></text:p>
      <text:p text:style-name="P27"/>
      <text:p text:style-name="P20"><text:span text:style-name="T4">INSTITUTO FEDERAL DE SANTA CATARINA. </text:span><text:span text:style-name="T6">Manual de comunicação científica. </text:span><text:span text:style-name="T4">Florianópolis: IFSC, 2016. 45 p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8"/>
      <text:p text:style-name="P39"/>
      <text:h text:style-name="P70" text:outline-level="1"><text:bookmark-start text:name="__RefHeading__34_727197716"/>APÊNDICE A – Título do apêndice<text:bookmark-end text:name="__RefHeading__34_727197716"/></text:h>
      <text:p text:style-name="P26"/>
      <text:p text:style-name="P35">Os <text:s/>apêndices <text:s/>são <text:s/>textos <text:s/>e/ou <text:s/>documentos <text:s/>elaborados <text:s/>pelo <text:s/>próprio <text:s/>autor <text:s/>para <text:s/>complementar <text:s/>o <text:s/>texto <text:s/>principal. É UM ELEMENTO OPCIONAL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5"/>
      <text:h text:style-name="P70" text:outline-level="1"><text:bookmark-start text:name="__RefHeading__36_727197716"/>ANEXO A – Título do anexo<text:bookmark-end text:name="__RefHeading__36_727197716"/></text:h>
      <text:p text:style-name="P26"/>
      <text:p text:style-name="P23"><text:tab/>Elemento opcional. O anexo é um “texto ou documento não elaborado pelo <text:s/>autor, <text:s/>que <text:s/>serve <text:s/>de <text:s/>fundamentação, <text:s/>comprovação <text:s/>e <text:s/>ilustração”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Segoe UI', Tahoma, sans-serif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Liberation Serif" svg:font-family="'Liberation Serif', 'Times New Roman'" style:font-family-generic="roman" style:font-pitch="variable"/>
    <style:font-face style:name="Mangal1" svg:font-family="Mangal, 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Arial" fo:font-family="Arial" style:font-family-generic="swiss" style:font-pitch="variable" fo:font-size="12pt" fo:language="pt" fo:country="BR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, 'Cambria Math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, 'Cambria Math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ambria Math'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, 'Cambria Math'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size-complex="14.5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size-complex="12.5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1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font-size-complex="12.5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Calibri" style:font-family-complex="Calibri" style:font-family-generic-complex="swiss" style:font-pitch-complex="variable" style:font-size-complex="11.5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Calibri" style:font-family-complex="Calibri" style:font-family-generic-complex="swiss" style:font-pitch-complex="variable" style:font-size-complex="10pt" style:font-weight-complex="bold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Cambria Math'" style:font-family-generic-complex="roman" style:font-pitch-complex="variable" style:font-size-complex="14pt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Cambria Math'" style:font-family-generic-complex="roman" style:font-pitch-complex="variable" style:font-size-complex="14pt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Cambria Math'" style:font-family-generic-complex="roman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ambria Math'" style:font-family-generic-complex="roman" style:font-pitch-complex="variable" style:font-size-complex="12pt" style:font-style-complex="italic"/>
    </style:style>
    <style:style style:name="Título6" style:family="paragraph" style:parent-style-name="Standard" style:next-style-name="Standard">
      <style:paragraph-properties fo:text-align="center" style:justify-single-word="false"/>
      <style:text-properties style:font-name="Arial" fo:font-family="Arial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size-complex="14.5pt" style:font-weight-complex="bold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Cambria Math'" style:font-family-generic-complex="roman" style:font-pitch-complex="variable" style:font-size-complex="14pt"/>
    </style:style>
    <style:style style:name="Parágrafo_20_da_20_Lista1" style:display-name="Parágrafo da Lista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nipampa_20_-_20_Título_20_de_20_Capítulo" style:display-name="Unipampa - Título de Capítulo" style:family="paragraph" style:parent-style-name="Standard">
      <style:paragraph-properties fo:margin-top="3cm" fo:margin-bottom="0cm" loext:contextual-spacing="false" fo:text-align="center" style:justify-single-word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Unipampa_20_-_20_Parágrafo_20_do_20_Resumo" style:display-name="Unipampa - Parágrafo do Resumo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o_20_de_20_balão" style:display-name="Texto de balã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8pt"/>
    </style:style>
    <style:style style:name="Revisão" style:family="paragraph">
      <style:paragraph-properties fo:orphans="2" fo:widows="2" fo:hyphenation-ladder-count="no-limit"/>
      <style:text-properties style:use-window-font-color="true" style:font-name="Liberation Serif" fo:font-family="'Liberation Serif', 'Times New Roman'" style:font-family-generic="roman" style:font-pitch="variable" fo:font-size="12pt" fo:language="pt" fo:country="BR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, 'Cambria Math'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5.983cm" style:type="right" style:leader-style="dotted" style:leader-text="."/>
        </style:tab-stops>
      </style:paragraph-properties>
      <style:text-properties style:font-size-complex="10.5pt"/>
    </style:style>
    <style:style style:name="Contents_20_1" style:display-name="Contents 1" style:family="paragraph" style:parent-style-name="Standard" style:next-style-name="Standard" style:class="index">
      <style:paragraph-properties fo:line-height="150%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.5pt"/>
    </style:style>
    <style:style style:name="Índice_20_de_20_ilustrações1" style:display-name="Índice de ilustrações1" style:family="paragraph" style:parent-style-name="Standard" style:next-style-name="Standard">
      <style:text-properties style:font-size-complex="10.5pt"/>
    </style:style>
    <style:style style:name="Texto_20_de_20_comentário1" style:display-name="Texto de comentário1" style:family="paragraph" style:parent-style-name="Standard">
      <style:text-properties fo:font-size="10pt" style:font-size-asian="10pt" style:font-size-complex="9pt"/>
    </style:style>
    <style:style style:name="Assunto_20_do_20_comentário" style:display-name="Assunto do comentário" style:family="paragraph" style:parent-style-name="Texto_20_de_20_comentário1" style:next-style-name="Texto_20_de_20_comentário1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údo_20_de_20_quadro" style:display-name="Conteúdo de quadro" style:family="paragraph" style:parent-style-name="Text_20_body"/>
    <style:style style:name="Texto_20_de_20_comentário2" style:display-name="Texto de comentário2" style:family="paragraph" style:parent-style-name="Standard">
      <style:text-properties fo:font-size="10pt" style:font-size-asian="10pt" style:font-size-complex="9pt"/>
    </style:style>
    <style:style style:name="Índice_20_de_20_ilustrações2" style:display-name="Índice de ilustrações2" style:family="paragraph" style:parent-style-name="Standard" style:next-style-name="Standard">
      <style:text-properties style:font-size-complex="10.5pt"/>
    </style:style>
    <style:style style:name="Índice_20_de_20_ilustrações3" style:display-name="Índice de ilustrações3" style:family="paragraph" style:parent-style-name="Standard" style:next-style-name="Standard">
      <style:text-properties style:font-size-complex="10.5pt"/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9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false" style:family="text"/>
    <style:style style:name="WW8Num1ztrue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4" style:display-name="Fonte parág. padrão4" style:family="text"/>
    <style:style style:name="Fonte_20_parág._20_padrão3" style:display-name="Fonte parág. padrão3" style:family="text"/>
    <style:style style:name="Absatz-Standardschriftart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Texto_20_de_20_balão_20_Char" style:display-name="Texto de balão Char" style:family="text">
      <style:text-properties style:font-name="Segoe UI" fo:font-family="'Segoe UI'" style:font-family-generic="swiss" style:font-pitch="variable" fo:font-size="9pt" style:letter-kerning="true" style:font-name-asian="SimSun1" style:font-family-asian="SimSun, 宋体" style:font-pitch-asian="variable" style:font-size-asian="9pt" style:font-name-complex="Mangal1" style:font-family-complex="Mangal, 'Cambria Math'" style:font-family-generic-complex="roman" style:font-pitch-complex="variable" style:font-size-complex="8pt" style:language-complex="hi" style:country-complex="IN"/>
    </style:style>
    <style:style style:name="Cabeçalho_20_Char" style:display-name="Cabeçalho Char" style:family="text">
      <style:text-properties style:font-name="Liberation Serif" fo:font-family="'Liberation Serif', 'Times New Roman'" style:font-family-generic="roman" style:font-pitch="variable" fo:font-size="12pt" style:letter-kerning="true" style:font-name-asian="SimSun1" style:font-family-asian="SimSun, 宋体" style:font-pitch-asian="variable" style:font-size-asian="12pt" style:font-name-complex="Mangal1" style:font-family-complex="Mangal, 'Cambria Math'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" fo:font-family="'Liberation Serif', 'Times New Roman'" style:font-family-generic="roman" style:font-pitch="variable" fo:font-size="12pt" style:letter-kerning="true" style:font-name-asian="SimSun1" style:font-family-asian="SimSun, 宋体" style:font-pitch-asian="variable" style:font-size-asian="12pt" style:font-name-complex="Mangal1" style:font-family-complex="Mangal, 'Cambria Math'" style:font-family-generic-complex="roman" style:font-pitch-complex="variable" style:font-size-complex="10.5pt" style:language-complex="hi" style:country-complex="IN"/>
    </style:style>
    <style:style style:name="Título_20_Char" style:display-name="Título Char" style:family="text"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Mangal1" style:font-family-complex="Mangal, 'Cambria Math'" style:font-family-generic-complex="roman" style:font-pitch-complex="variable" style:font-size-complex="14.5pt" style:language-complex="hi" style:country-complex="IN" style:font-weight-complex="bold"/>
    </style:style>
    <style:style style:name="Título_20_1_20_Char" style:display-name="Título 1 Char" style:family="text"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Mangal1" style:font-family-complex="Mangal, 'Cambria Math'" style:font-family-generic-complex="roman" style:font-pitch-complex="variable" style:font-size-complex="14.5pt" style:language-complex="hi" style:country-complex="IN" style:font-weight-complex="bold"/>
    </style:style>
    <style:style style:name="Título_20_2_20_Char" style:display-name="Título 2 Char" style:family="text"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Mangal1" style:font-family-complex="Mangal, 'Cambria Math'" style:font-family-generic-complex="roman" style:font-pitch-complex="variable" style:font-size-complex="12.5pt" style:language-complex="hi" style:country-complex="IN" style:font-style-complex="italic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2pt" style:letter-kerning="true" style:font-name-asian="Times New Roman" style:font-family-asian="'Times New Roman'" style:font-family-generic-asian="roman" style:font-pitch-asian="variable" style:font-size-asian="12pt" style:font-name-complex="Mangal1" style:font-family-complex="Mangal, 'Cambria Math'" style:font-family-generic-complex="roman" style:font-pitch-complex="variable" style:font-size-complex="11.5pt" style:language-complex="hi" style:country-complex="IN" style:font-weight-complex="bold"/>
    </style:style>
    <style:style style:name="Ref._20_de_20_comentário1" style:display-name="Ref. de comentário1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swiss" style:font-pitch="variable" style:letter-kerning="true" style:font-name-asian="SimSun1" style:font-family-asian="SimSun, 宋体" style:font-pitch-asian="variable" style:font-name-complex="Mangal1" style:font-family-complex="Mangal, 'Cambria Math'" style:font-family-generic-complex="roman" style:font-pitch-complex="variable" style:font-size-complex="9pt" style:language-complex="hi" style:country-complex="IN"/>
    </style:style>
    <style:style style:name="Assunto_20_do_20_comentário_20_Char" style:display-name="Assunto do comentário Char" style:family="text">
      <style:text-properties style:font-name="Arial" fo:font-family="Arial" style:font-family-generic="swiss" style:font-pitch="variable" fo:font-weight="bold" style:letter-kerning="true" style:font-name-asian="SimSun1" style:font-family-asian="SimSun, 宋体" style:font-pitch-asian="variable" style:font-weight-asian="bold" style:font-name-complex="Mangal1" style:font-family-complex="Mangal, 'Cambria Math'" style:font-family-generic-complex="roman" style:font-pitch-complex="variable" style:font-size-complex="9pt" style:language-complex="hi" style:country-complex="IN" style:font-weight-complex="bold"/>
    </style:style>
    <style:style style:name="Ref._20_de_20_comentário2" style:display-name="Ref. de comentário2" style:family="text">
      <style:text-properties fo:font-size="8pt" style:font-size-asian="8pt" style:font-size-complex="8pt"/>
    </style:style>
    <style:style style:name="Texto_20_de_20_comentário_20_Char1" style:display-name="Texto de comentário Char1" style:family="text">
      <style:text-properties style:font-name="Arial" fo:font-family="Arial" style:font-family-generic="swiss" style:font-pitch="variable" style:letter-kerning="true" style:font-name-asian="SimSun1" style:font-family-asian="SimSun, 宋体" style:font-pitch-asian="variable" style:font-name-complex="Mangal1" style:font-family-complex="Mangal, 'Cambria Math'" style:font-family-generic-complex="roman" style:font-pitch-complex="variable" style:font-size-complex="9pt" style:language-complex="hi" style:country-complex="IN"/>
    </style:style>
    <style:style style:name="Título_20_4_20_Char" style:display-name="Título 4 Char" style:family="text">
      <style:text-properties style:font-name="Calibri" fo:font-family="Calibri" style:font-family-generic="swiss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Mangal1" style:font-family-complex="Mangal, 'Cambria Math'" style:font-family-generic-complex="roman" style:font-pitch-complex="variable" style:font-size-complex="12.5pt" style:language-complex="hi" style:country-complex="IN" style:font-weight-complex="bold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letter-kerning="true" style:font-name-asian="Times New Roman" style:font-family-asian="'Times New Roman'" style:font-family-generic-asian="roman" style:font-pitch-asian="variable" style:font-size-asian="13pt" style:language-asian="zh" style:country-asian="CN" style:font-style-asian="italic" style:font-weight-asian="bold" style:font-name-complex="Mangal1" style:font-family-complex="Mangal, 'Cambria Math'" style:font-family-generic-complex="roman" style:font-pitch-complex="variable" style:font-size-complex="11.5pt" style:language-complex="hi" style:country-complex="IN" style:font-style-complex="italic" style:font-weight-complex="bold"/>
    </style:style>
    <style:style style:name="Título_20_6_20_Char" style:display-name="Título 6 Char" style:family="text">
      <style:text-properties style:font-name="Calibri" fo:font-family="Calibri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Mangal1" style:font-family-complex="Mangal, 'Cambria Math'" style:font-family-generic-complex="roman" style:font-pitch-complex="variable" style:language-complex="hi" style:country-complex="IN" style:font-weight-complex="bold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2" style:display-name="Texto de comentário Char2" style:family="text">
      <style:text-properties style:font-name="Arial" fo:font-family="Arial" style:font-family-generic="swiss" style:font-pitch="variable" style:letter-kerning="true" style:font-name-asian="SimSun1" style:font-family-asian="SimSun, 宋体" style:font-pitch-asian="variable" style:language-asian="zh" style:country-asian="CN" style:font-name-complex="Mangal1" style:font-family-complex="Mangal, 'Cambria Math'" style:font-family-generic-complex="roman" style:font-pitch-complex="variable" style:font-size-complex="9pt" style:language-complex="hi" style:country-complex="IN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font-size="10pt" style:font-size-asian="10pt" style:font-name-complex="Arial" style:font-size-complex="10pt"/>
    </style:style>
    <style:style style:name="M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Header">
      <style:text-properties fo:font-size="10pt" style:font-size-asian="10pt" style:font-name-complex="Arial" style:font-size-complex="10pt"/>
    </style:style>
    <style:style style:name="MP5" style:family="paragraph" style:parent-style-name="Header">
      <style:text-properties fo:font-size="10pt" style:font-size-asian="10pt" style:font-size-complex="10pt"/>
    </style:style>
    <style:style style:name="MP6" style:family="paragraph" style:parent-style-name="Standard">
      <style:text-properties fo:font-size="10pt" style:font-size-asian="10pt" style:font-size-complex="10pt"/>
    </style:style>
    <style:style style:name="MP7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27cm" fo:margin-bottom="2cm" fo:margin-left="3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Header_20_left"/>
      </style:head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  <style:master-page style:name="Converter_20_primeiro_20_1" style:display-name="Converter primeiro 1" style:page-layout-name="Mpm3" style:next-style-name="Converter_20_1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3">
      <style:header>
        <text:p text:style-name="MP2"><text:page-number text:select-page="current">17</text:page-number></text:p>
      </style:header>
      <style:header-left>
        <text:p text:style-name="MP3"><text:page-number text:select-page="current">18</text:page-number></text:p>
      </style:header-left>
      <style:footer>
        <text:p text:style-name="Footer"/>
      </style:footer>
      <style:footer-left>
        <text:p text:style-name="Standard"/>
      </style:footer-left>
    </style:master-page>
    <style:master-page style:name="Converter_20_primeiro_20_2" style:display-name="Converter primeiro 2" style:page-layout-name="Mpm3" style:next-style-name="Converter_20_2">
      <style:header>
        <text:p text:style-name="Standard"/>
      </style:header>
      <style:footer>
        <text:p text:style-name="Standard"/>
      </style:footer>
    </style:master-page>
    <style:master-page style:name="Converter_20_2" style:display-name="Converter 2" style:page-layout-name="Mpm3">
      <style:header>
        <text:p text:style-name="Header"><text:page-number text:select-page="current">0</text:page-number></text:p>
        <text:p text:style-name="MP4"/>
      </style:header>
      <style:header-left>
        <text:p text:style-name="MP5"><text:page-number text:select-page="current">0</text:page-number></text:p>
        <text:p text:style-name="MP6"/>
      </style:header-left>
      <style:footer>
        <text:p text:style-name="Footer"/>
      </style:footer>
      <style:footer-left>
        <text:p text:style-name="Standard"/>
      </style:footer-left>
    </style:master-page>
    <style:master-page style:name="Converter_20_primeiro_20_3" style:display-name="Converter primeiro 3" style:page-layout-name="Mpm3" style:next-style-name="Converter_20_3">
      <style:header>
        <text:p text:style-name="Standard"/>
      </style:header>
      <style:footer>
        <text:p text:style-name="Standard"/>
      </style:footer>
    </style:master-page>
    <style:master-page style:name="Converter_20_3" style:display-name="Converter 3" style:page-layout-name="Mpm3">
      <style:header>
        <text:p text:style-name="MP7"><text:page-number text:select-page="current">0</text:page-number></text:p>
        <text:p text:style-name="MP4"/>
      </style:header>
      <style:header-left>
        <text:p text:style-name="MP7"><text:page-number text:select-page="current">0</text:page-number></text:p>
        <text:p text:style-name="MP6"/>
      </style:header-left>
      <style:footer>
        <text:p text:style-name="Footer"/>
      </style:footer>
      <style:footer-left>
        <text:p text:style-name="Standard"/>
      </style:footer-left>
    </style:master-page>
    <style:master-page style:name="Converter_20_primeiro_20_4" style:display-name="Converter primeiro 4" style:page-layout-name="Mpm3" style:next-style-name="Converter_20_4">
      <style:header>
        <text:p text:style-name="Standard"/>
      </style:header>
      <style:footer>
        <text:p text:style-name="Standard"/>
      </style:footer>
    </style:master-page>
    <style:master-page style:name="Converter_20_4" style:display-name="Converter 4" style:page-layout-name="Mpm3">
      <style:header>
        <text:p text:style-name="MP2"><text:page-number text:select-page="current">0</text:page-number></text:p>
        <text:p text:style-name="MP4"/>
      </style:header>
      <style:header-left>
        <text:p text:style-name="MP5"><text:page-number text:select-page="current">0</text:page-number></text:p>
        <text:p text:style-name="MP6"/>
      </style:header-left>
      <style:footer>
        <text:p text:style-name="Footer"/>
      </style:footer>
      <style:footer-left>
        <text:p text:style-name="Standard"/>
      </style:footer-left>
    </style:master-page>
    <style:master-page style:name="Converter_20_primeiro_20_5" style:display-name="Converter primeiro 5" style:page-layout-name="Mpm3" style:next-style-name="Converter_20_5">
      <style:header>
        <text:p text:style-name="Standard"/>
      </style:header>
      <style:footer>
        <text:p text:style-name="Standard"/>
      </style:footer>
    </style:master-page>
    <style:master-page style:name="Converter_20_5" style:display-name="Converter 5" style:page-layout-name="Mpm3">
      <style:header>
        <text:p text:style-name="MP2"><text:page-number text:select-page="current">0</text:page-number></text:p>
        <text:p text:style-name="MP4"/>
      </style:header>
      <style:header-left>
        <text:p text:style-name="MP5"><text:page-number text:select-page="current">0</text:page-number></text:p>
        <text:p text:style-name="MP6"/>
      </style:header-left>
      <style:footer>
        <text:p text:style-name="Footer"/>
      </style:footer>
      <style:footer-left>
        <text:p text:style-name="Standard"/>
      </style:footer-left>
    </style:master-page>
    <style:master-page style:name="Converter_20_primeiro_20_6" style:display-name="Converter primeiro 6" style:page-layout-name="Mpm3" style:next-style-name="Converter_20_6">
      <style:header>
        <text:p text:style-name="Standard"/>
      </style:header>
      <style:footer>
        <text:p text:style-name="Standard"/>
      </style:footer>
    </style:master-page>
    <style:master-page style:name="Converter_20_6" style:display-name="Converter 6" style:page-layout-name="Mpm3">
      <style:header>
        <text:p text:style-name="MP7"><text:page-number text:select-page="current">0</text:page-number></text:p>
        <text:p text:style-name="MP5"/>
      </style:header>
      <style:header-left>
        <text:p text:style-name="MP5"><text:page-number text:select-page="current">0</text:page-number></text:p>
        <text:p text:style-name="MP6"/>
      </style:header-left>
      <style:footer>
        <text:p text:style-name="Footer"/>
      </style:footer>
      <style:footer-left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9:00</meta:creation-date>
    <dc:date>2019-02-27T19:39:00.522000000</dc:date>
    <meta:editing-cycles>25</meta:editing-cycles>
    <meta:editing-duration>P2171DT11H52M33S</meta:editing-duration>
    <meta:generator>LibreOffice/5.4.2.2$Windows_x86 LibreOffice_project/22b09f6418e8c2d508a9eaf86b2399209b0990f4</meta:generator>
    <meta:document-statistic meta:table-count="0" meta:image-count="0" meta:object-count="0" meta:page-count="20" meta:paragraph-count="94" meta:word-count="1503" meta:character-count="10328" meta:non-whitespace-character-count="8858"/>
  </office:meta>
</office:document-meta>
</file>